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654in"/>
    </style:style>
    <style:style style:name="co3" style:family="table-column">
      <style:table-column-properties fo:break-before="auto" style:column-width="2.6161in"/>
    </style:style>
    <style:style style:name="co4" style:family="table-column">
      <style:table-column-properties fo:break-before="auto" style:column-width="3.6453in"/>
    </style:style>
    <style:style style:name="co5" style:family="table-column">
      <style:table-column-properties fo:break-before="auto" style:column-width="4.0736in"/>
    </style:style>
    <style:style style:name="co6" style:family="table-column">
      <style:table-column-properties fo:break-before="auto" style:column-width="2.4154in"/>
    </style:style>
    <style:style style:name="co7" style:family="table-column">
      <style:table-column-properties fo:break-before="auto" style:column-width="3.5165in"/>
    </style:style>
    <style:style style:name="co8" style:family="table-column">
      <style:table-column-properties fo:break-before="auto" style:column-width="4.1165in"/>
    </style:style>
    <style:style style:name="co9" style:family="table-column">
      <style:table-column-properties fo:break-before="auto" style:column-width="2.5866in"/>
    </style:style>
    <style:style style:name="co10" style:family="table-column">
      <style:table-column-properties fo:break-before="auto" style:column-width="2.6799in"/>
    </style:style>
    <style:style style:name="co11" style:family="table-column">
      <style:table-column-properties fo:break-before="auto" style:column-width="1.5756in"/>
    </style:style>
    <style:style style:name="co12" style:family="table-column">
      <style:table-column-properties fo:break-before="auto" style:column-width="4.0311in"/>
    </style:style>
    <style:style style:name="ro1" style:family="table-row">
      <style:table-row-properties style:row-height="0.178in" fo:break-before="auto" style:use-optimal-row-height="true"/>
    </style:style>
    <style:style style:name="ro2" style:family="table-row">
      <style:table-row-properties style:row-height="3.2854in" fo:break-before="auto" style:use-optimal-row-height="true"/>
    </style:style>
    <style:style style:name="ro3" style:family="table-row">
      <style:table-row-properties style:row-height="3.5098in" fo:break-before="auto" style:use-optimal-row-height="false"/>
    </style:style>
    <style:style style:name="ro4" style:family="table-row">
      <style:table-row-properties style:row-height="6.12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1" table:default-cell-style-name="Default"/>
        <table:table-column table:style-name="co2" table:default-cell-style-name="ce3"/>
        <table:table-column table:style-name="co3" table:default-cell-style-name="ce2"/>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row table:style-name="ro1">
          <table:table-cell table:style-name="Default"/>
          <table:table-cell/>
          <table:table-cell table:style-name="ce2" office:value-type="string" calcext:value-type="string">
            <text:p>Acceso a internet</text:p>
          </table:table-cell>
          <table:table-cell office:value-type="string" calcext:value-type="string">
            <text:p>consumo de energia</text:p>
          </table:table-cell>
          <table:table-cell table:style-name="ce2" office:value-type="string" calcext:value-type="string">
            <text:p>campos grandes</text:p>
          </table:table-cell>
          <table:table-cell table:style-name="ce2" office:value-type="string" calcext:value-type="string">
            <text:p>grandes costos</text:p>
          </table:table-cell>
          <table:table-cell table:style-name="ce2" office:value-type="string" calcext:value-type="string">
            <text:p>cambios de rutina de vacas</text:p>
          </table:table-cell>
          <table:table-cell table:style-name="ce2" office:value-type="string" calcext:value-type="string">
            <text:p>transferencias internas de datos</text:p>
          </table:table-cell>
          <table:table-cell table:style-name="ce2" office:value-type="string" calcext:value-type="string">
            <text:p>Inteligencia artificial</text:p>
          </table:table-cell>
          <table:table-cell table:style-name="ce2" office:value-type="string" calcext:value-type="string">
            <text:p>la tecnología molesta a las vacas</text:p>
          </table:table-cell>
          <table:table-cell table:style-name="ce2" office:value-type="string" calcext:value-type="string">
            <text:p>Necesidad de interviencion humana</text:p>
          </table:table-cell>
          <table:table-cell table:style-name="Default" office:value-type="string" calcext:value-type="string">
            <text:p>identificacion de vaca</text:p>
          </table:table-cell>
          <table:table-cell table:style-name="ce2" office:value-type="string" calcext:value-type="string">
            <text:p>Infraestructura</text:p>
          </table:table-cell>
        </table:table-row>
        <table:table-row table:style-name="ro2">
          <table:table-cell office:value-type="string" calcext:value-type="string" table:number-columns-spanned="2" table:number-rows-spanned="1">
            <text:p>An IoT service-oriented system for agriculture monitoring</text:p>
          </table:table-cell>
          <table:covered-table-cell/>
          <table:table-cell office:value-type="string" calcext:value-type="string">
            <text:p>Los datos son procesador en un servicio de nube inteligente basado en drools guvnor. La plataforma multimedia desarrollada puede ser controlada remotamente por un telefono movil. All sensor data belong to the service cloud. </text:p>
          </table:table-cell>
          <table:table-cell table:style-name="ce3" office:value-type="string" calcext:value-type="string">
            <text:p>Las redes malladas aumentan la movilidad de los nodos porque permiten la comunicación sin infraestructura. Beneficia a zonas y paisajes rurales donde no hay electricidad y, en la mayoría de los casos, sin GMS ni cobertura 3d. Durante la transmisión de datos, el transmisor emite durante 10 mseg, periodos cortos de datos, lo que mejora el ahorro de energía.</text:p>
          </table:table-cell>
          <table:table-cell office:value-type="string" calcext:value-type="string">
            <text:p>Trata de solucionar la escalabilidad y manejabilidad</text:p>
          </table:table-cell>
          <table:table-cell office:value-type="string" calcext:value-type="string">
            <text:p>El diseño <text:s/>de un administrador de sistema de comunicación inteligente de IoT usado como in cotrollador de rrigacion de costo bajo. Proponemos incluir el potencial de las redes malladas en un sistema de riego inteligente para adaptar el calendario de riego con el fin de tener un mejor sistema de decisión agronómica, mejorar la eficiencia y ahorrar recursos.</text:p>
          </table:table-cell>
          <table:table-cell/>
          <table:table-cell office:value-type="string" calcext:value-type="string">
            <text:p>Diseño de un administrador de sistema de comunicación inteligente de IoT. se tiene en cuenta un sistema inteligente de asignación de canales para evitar interferencias entre ellos.</text:p>
          </table:table-cell>
          <table:table-cell office:value-type="string" calcext:value-type="string">
            <text:p>Usa Drools Guvnor que es Business rules manager. No usa inteligencia artificial</text:p>
          </table:table-cell>
          <table:table-cell/>
          <table:table-cell office:value-type="string" calcext:value-type="string">
            <text:p>no posee interversion humana</text:p>
          </table:table-cell>
          <table:table-cell/>
          <table:table-cell office:value-type="string" calcext:value-type="string">
            <text:p>Presenta el diseño y desarrollo de la plataforma multimedia para agricultura de precisión. Integra un sistema de riego inteligente IoT basado en una red de malla que utiliza el nuevo sensor de mapeo aéreo incluido en AR Drones con cámaras HD para monitorear un área para cultivos. WSN conectado a controladores de riego. La capa 2 consta de un middleware coordinador de red, un sistema de almacenamiento y un navegador de plataforma multimedia. El sistema también carga información esencial en la base de datos, como el estado de la batería, la intensidad de la señal y el ID del dispositivo. El objetivo es construir una plataforma para ofrecer servicios a los agricultores a través de comunicación multimedia. La propuesta es adaptable y ofrece información sobre el agua de diferentes lugares, condiciones del terreno y requerimientos de agua necesarios para mejorar la eficiencia del jardín. Proponemos incluir el potencial de las redes de mesh en un sistema de riego inteligente para adaptar el calendario de riego con el fin de tener un mejor sistema de decisión agronómica, mejorar la eficiencia y ahorrar recursos. Además, se tienen en cuenta sistemas inteligentes de asignación de canales para evitar interferencias entre ellos.</text:p>
          </table:table-cell>
        </table:table-row>
        <table:table-row table:style-name="ro3">
          <table:table-cell office:value-type="string" calcext:value-type="string" table:number-columns-spanned="2" table:number-rows-spanned="1">
            <text:p>Develop a video monitoring system for dairy estrus detection at night</text:p>
          </table:table-cell>
          <table:covered-table-cell/>
          <table:table-cell office:value-type="string" calcext:value-type="string">
            <text:p>No necesita acceso a interent</text:p>
          </table:table-cell>
          <table:table-cell table:style-name="Default"/>
          <table:table-cell office:value-type="string" calcext:value-type="string">
            <text:p>No es posible. Se compara con los que poseen dispositivos en cada vaca y que pueden ser utilizados en grandes campos pero ponen como desventajas a estos otros que los sensores tienen contacto directo con las vacas. A futuro: <text:s/>el área de grabación de una sola cámara no puede cubrir toda la granja lechera. Por lo tanto, se utilizará la cámara nocturna de ojo de pez con poca iluminación para registrar las actividades de las vacas en un área más amplia. Con esta cámara, el área del monitor se puede ampliar sin combinar varias imágenes de diferentes cámaras.</text:p>
          </table:table-cell>
          <table:table-cell office:value-type="string" calcext:value-type="string">
            <text:p>no posee el costo de dispositivos para cada animal. Solo establecer la camara, el método lógico para el reconocimiento de imágenes y el sistema informático para operar y registrar imágenes.</text:p>
          </table:table-cell>
          <table:table-cell office:value-type="string" calcext:value-type="string">
            <text:p>No cambia la rutina de la vaca. Se hacen los analisis cuando estan a la noche en el establo</text:p>
          </table:table-cell>
          <table:table-cell office:value-type="string" calcext:value-type="string">
            <text:p><text:s/>Luego de la camputas de los videos, las vacas lecheras con comportamientos específicos del celo serán identificadas mediante procesamiento de imágenes. </text:p>
          </table:table-cell>
          <table:table-cell office:value-type="string" calcext:value-type="string">
            <text:p>Tsai y Huang [7] han desarrollado un sistema de detección de estro en vacas lecheras basado en tecnología de imágenes de vídeo. Inicialmente hicieron análisis de energía dinámica de imágenes de vídeo y luego descubrieron los bloques que se movían más significativamente en la imagen. Estos bloques recibirían el procesamiento de imágenes binarias para definir la longitud de una vaca lechera dentro de un marco rectangular mínimo. Cuando la vaca lechera tiene un comportamiento de montaje específico debido al estro, la longitud de la vaca lechera en las imágenes aumentará a aproximadamente 2 reses, primero debido al contacto inicial entre 2 vacas y luego se acortará debido a aproximadamente 1,5 reses debido a el comportamiento de montaje. Detectar estos cambios de longitud es nuestra regla para identificar las vacas en celo. Los eventos que se ajusten a nuestra regla se grabarán como videos y se guardarán en la computadora. Estos eventos serán evaluados más adelante por los propietarios.</text:p>
          </table:table-cell>
          <table:table-cell office:value-type="string" calcext:value-type="string">
            <text:p>Las vacas no poseen sensores en contacto directo con la piel produciendole discomfort. Poseen un sistena de monitoreo de video con camaras infrarojas para ser usadas durante la noche.</text:p>
          </table:table-cell>
          <table:table-cell office:value-type="string" calcext:value-type="string">
            <text:p>Finalmente, sólo se requieren simples juicios de los propietarios para decidir si se realizará una inseminación artificial.</text:p>
          </table:table-cell>
          <table:table-cell office:value-type="string" calcext:value-type="string">
            <text:p>Luego se desarrollará la identificación automatizada de cada vaca para reducir el trabajo de identificación de las vacas por parte del personal.</text:p>
          </table:table-cell>
          <table:table-cell office:value-type="string" calcext:value-type="string">
            <text:p>Camara y computadora <text:s/>el procesamiento de videos</text:p>
          </table:table-cell>
        </table:table-row>
        <table:table-row table:style-name="ro4">
          <table:table-cell office:value-type="string" calcext:value-type="string" table:number-columns-spanned="2" table:number-rows-spanned="1">
            <text:p>Design, Deployment, and Validation of a Low-Cost</text:p>
            <text:p>IoT Platform based on LoRa for Precision Dairy</text:p>
            <text:p>Farming</text:p>
          </table:table-cell>
          <table:covered-table-cell/>
          <table:table-cell office:value-type="string" calcext:value-type="string">
            <text:p>En otros casos: Todos los datos recopilados deben enviarse a la nube a través de la red de comunicación, para que puedan ser tratados y presentados de manera efectiva al agricultor. Se han diseñado sistemas para monitorear y transmitir automáticamente el estado diario de las vacas lecheras. La mayoría de ellos utilizan redes de comunicación de corta distancia debido a las limitaciones del alto consumo de energía de la batería y al costo de las redes de mayor alcance, como las redes satelitales. </text:p>
          </table:table-cell>
          <table:table-cell table:style-name="ce3" office:value-type="string" calcext:value-type="string">
            <text:p>Tiene bajo costo, bajo consumo de energía e integración con el sistema de gestión de carga de la batería. Además de realizar lecturas periódicas, el nodo final desarrollado se encarga de ensamblar y transmitir el paquete de datos a través de la red LoRa.</text:p>
          </table:table-cell>
          <table:table-cell office:value-type="string" calcext:value-type="string">
            <text:p>Aplicación WSN capaz de ofrecer datos precisos del rebaño lechero en tiempo real al ganadero, independientemente del tamaño del rebaño y la superficie de pasto, a través del protocolo LoRaWAN.</text:p>
          </table:table-cell>
          <table:table-cell table:style-name="Default" table:number-columns-repeated="2"/>
          <table:table-cell office:value-type="string" calcext:value-type="string">
            <text:p>LoRa es una tecnología de radiofrecuencia que ofrece comunicación de largo alcance, bajo consumo de energía y flexibilidad. Estas características son esenciales para las aplicaciones de IoT agrícola y permiten una cobertura de área con bajo consumo de energía y costo de hardware.</text:p>
            <text:p>Los paquetes de datos transmitidos por el nodo final son recibidos por la puerta de enlace LoRa, cuya función principal es recibir datos de los sensores y enviarlos al servidor. La puerta de enlace LoRa comprende el módulo LoRaMESH Radioenge, que opera con una placa de desarrollo Raspberry Pi 3. Este conjunto ofrece ocho canales simultáneos de comunicación LoRa con los nodos finales, interfaces Ethernet y Wi-Fi para la comunicación con el servidor The Things Network (TTN). LoRa utiliza comunicación de espectro extendido y tiene una menor probabilidad de colisión e interferencia en comparación con tecnologías similares. El sistema TTN es un Internet de las cosas colaborativo global ecosistema que crea redes, dispositivos y soluciones utilizando LoRaWAN [15]</text:p>
          </table:table-cell>
          <table:table-cell table:style-name="Default"/>
          <table:table-cell office:value-type="string" calcext:value-type="string">
            <text:p>Otros dispositivos: pedómetro y dispositivo de oreja. Dispositivo usado:  collar</text:p>
            <text:p>Dispositivo de oreja: temperatura de la vaca pero requiere tecnica de cancelacion de ruedi para procesamento de datos dado que el movimiento natural de animal agrega ruido a la coleccion de datos. </text:p>
            <text:p>Pedometro: El podómetro de la empresa Afimilk adopta un enfoque de comunicación Bluetooth, donde solo se puede acceder al número de pasos de la vaca durante el ordeño, por lo que no puede ofrecer seguimiento en tiempo real. El sistema desarrollado por Li et al. [10] realiza monitoreo en tiempo real, recopila datos y los transmite a una puerta de enlace a través de la comunicación de corto alcance ZigBee. Sin embargo, debido a la baja capacidad de cobertura, exige la implementación de muchas puertas de enlace ZigBee para monitorear rebaños grandes, lo que hace que la implementación sea costosa. Con el aumento de la demanda de IoT. </text:p>
            <text:p>Collar otros: [4]</text:p>
            <text:p>Collar actual: La plataforma sensora captura datos de movimiento a través de un giroscopio y acelerómetro 3D (MPU6050), datos de temperatura y humedad (DHT11), datos de frecuencia cardíaca (MAX30100), monitorizando la presencia del animal dentro de un perímetro predeterminado y monitorizando la presencia de un collar alrededor del cuello. del animal.</text:p>
          </table:table-cell>
          <table:table-cell table:style-name="Default" table:number-columns-repeated="2"/>
          <table:table-cell office:value-type="string" calcext:value-type="string">
            <text:p>Wireless Sensor network integrado con una base de datos MongDB y tecnica de comunicacion de largo alcance. Los resultados se integraion con un gateway LoRa. Este artículo propone una WSN que utiliza nodos LoRa para la recopilación de datos, una puerta de enlace LoRa para transmitir los datos recopilados al sistema de monitoreo y una base de datos para almacenar los datos recopilados. Se desarrolló una carcasa impresa en 3D para proteger el hardware de la WSN de las condiciones climáticas y la aplicación en el hato lechero. </text:p>
            <text:p>Cada vaca lechera con collar se convierte en un nodo final de la red LoRa, que envía los datos recopilados periódicamente, con tiempo de envío programable para satisfacer diferentes necesidades según la aplicación. El nodo final utiliza un microcontrolador ESP32, que ofrece una plataforma de desarrollo ideal para sistemas IoT, ofreciendo conectividad inalámbrica a través de interfaces LoRa, Wi-Fi y Bluetooth.</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12:08:59.364347996</meta:creation-date>
    <dc:date>2023-12-18T21:47:40.664841788</dc:date>
    <meta:editing-duration>PT4H26M26S</meta:editing-duration>
    <meta:editing-cycles>9</meta:editing-cycles>
    <meta:generator>LibreOffice/7.3.7.2$Linux_X86_64 LibreOffice_project/30$Build-2</meta:generator>
    <meta:document-statistic meta:table-count="1" meta:cell-count="38" meta:object-count="0"/>
  </office:meta>
</office:document-meta>
</file>